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pitch="variable"/>
    <style:font-face style:name="文泉驿等宽微米黑" svg:font-family="文泉驿等宽微米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文泉驿等宽微米黑" style:font-name-asian="文泉驿等宽微米黑"/>
    </style:style>
    <style:style style:name="P2" style:family="paragraph" style:parent-style-name="Text_20_body">
      <style:text-properties style:font-name="文泉驿等宽微米黑" style:font-name-asian="文泉驿等宽微米黑" style:language-asian="zh" style:country-asian="CN"/>
    </style:style>
    <style:style style:name="P3" style:family="paragraph" style:parent-style-name="Text_20_body">
      <style:text-properties style:font-name="文泉驿等宽微米黑" fo:font-weight="bold" style:font-name-asian="文泉驿等宽微米黑"/>
    </style:style>
    <style:style style:name="P4" style:family="paragraph" style:parent-style-name="Text_20_body">
      <style:text-properties style:font-name="文泉驿等宽微米黑" fo:language="en" fo:country="US" officeooo:rsid="003c53d0" style:font-name-asian="文泉驿等宽微米黑" style:language-asian="zh" style:country-asian="CN" style:language-complex="zxx" style:country-complex="none"/>
    </style:style>
    <style:style style:name="P5" style:family="paragraph" style:parent-style-name="Heading_20_2">
      <style:text-properties style:font-name="文泉驿等宽微米黑" fo:language="en" fo:country="US" officeooo:rsid="001e8d58" style:font-name-asian="文泉驿等宽微米黑" style:language-asian="zh" style:country-asian="CN"/>
    </style:style>
    <style:style style:name="P6" style:family="paragraph" style:parent-style-name="Heading_20_2">
      <style:text-properties style:font-name="文泉驿等宽微米黑" style:font-name-asian="文泉驿等宽微米黑"/>
    </style:style>
    <style:style style:name="P7" style:family="paragraph" style:parent-style-name="Preformatted_20_Text">
      <style:text-properties style:font-name="文泉驿等宽微米黑" style:font-name-asian="文泉驿等宽微米黑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文泉驿等宽微米黑" style:font-name-asian="文泉驿等宽微米黑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language-asian="zh" style:country-asian="CN"/>
    </style:style>
    <style:style style:name="T3" style:family="text">
      <style:text-properties fo:language="en" fo:country="US" officeooo:rsid="002c15b3" style:language-asian="zh" style:country-asian="CN"/>
    </style:style>
    <style:style style:name="T4" style:family="text">
      <style:text-properties fo:language="en" fo:country="US" officeooo:rsid="002c6d31" style:language-asian="zh" style:country-asian="CN"/>
    </style:style>
    <style:style style:name="T5" style:family="text">
      <style:text-properties fo:language="en" fo:country="US" officeooo:rsid="0030a063" style:language-asian="zh" style:country-asian="CN"/>
    </style:style>
    <style:style style:name="T6" style:family="text">
      <style:text-properties fo:language="en" fo:country="US" officeooo:rsid="0036b92e" style:language-asian="zh" style:country-asian="CN"/>
    </style:style>
    <style:style style:name="T7" style:family="text">
      <style:text-properties fo:language="en" fo:country="US" officeooo:rsid="003c53d0" style:language-asian="zh" style:country-asian="CN"/>
    </style:style>
    <style:style style:name="T8" style:family="text">
      <style:text-properties fo:language="en" fo:country="US" officeooo:rsid="003d9455" style:language-asian="zh" style:country-asian="CN"/>
    </style:style>
    <style:style style:name="T9" style:family="text">
      <style:text-properties fo:language="en" fo:country="US" officeooo:rsid="003e29ab" style:language-asian="zh" style:country-asian="CN"/>
    </style:style>
    <style:style style:name="T10" style:family="text">
      <style:text-properties fo:language="en" fo:country="US" officeooo:rsid="0040c66f" style:language-asian="zh" style:country-asian="CN"/>
    </style:style>
    <style:style style:name="T11" style:family="text">
      <style:text-properties fo:language="en" fo:country="US" officeooo:rsid="00204233"/>
    </style:style>
    <style:style style:name="T12" style:family="text">
      <style:text-properties fo:language="en" fo:country="US" officeooo:rsid="00281cc1"/>
    </style:style>
    <style:style style:name="T13" style:family="text">
      <style:text-properties fo:language="en" fo:country="US" officeooo:rsid="0029c5d7"/>
    </style:style>
    <style:style style:name="T14" style:family="text">
      <style:text-properties fo:language="en" fo:country="US" officeooo:rsid="00312c2f"/>
    </style:style>
    <style:style style:name="T15" style:family="text">
      <style:text-properties officeooo:rsid="0048587d"/>
    </style:style>
    <style:style style:name="T16" style:family="text">
      <style:text-properties officeooo:rsid="0049de7a"/>
    </style:style>
    <style:style style:name="T17" style:family="text">
      <style:text-properties officeooo:rsid="00529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Problem</text:h>
      <text:p text:style-name="P1"><text:span text:style-name="T1">There are two sorted arrays </text:span><text:span text:style-name="T2">nums1</text:span><text:span text:style-name="T1"> and </text:span><text:span text:style-name="T2">nums2</text:span><text:span text:style-name="T1"> of size m and n respectively.</text:span></text:p>
      <text:p text:style-name="P1">Find the median of the two sorted arrays. The overall run time complexity should be O(log (m+n)).</text:p>
      <text:p text:style-name="P3">Example 1:</text:p>
      <text:p text:style-name="P7">nums1 = [1, 3]</text:p>
      <text:p text:style-name="P7">nums2 = [2]</text:p>
      <text:p text:style-name="P7"/>
      <text:p text:style-name="P8">The median is 2.0</text:p>
      <text:p text:style-name="P3">Example 2:</text:p>
      <text:p text:style-name="P7">nums1 = [1, 2]</text:p>
      <text:p text:style-name="P7">nums2 = [3, 4]</text:p>
      <text:p text:style-name="P7"/>
      <text:p text:style-name="P8">The median is (2 + 3)/2 = 2.5</text:p>
      <text:h text:style-name="P6" text:outline-level="2">问题</text:h>
      <text:p text:style-name="P2">有两个已排序的数组<text:span text:style-name="T11">nums1和nums2，它们的长度分别为m和n。找出这两个数组的中位数（即把两个数组合并并排序后，位于正中间的数。如果合并后数组长度为偶数，则求正中间两个数的平均值），要求不能把两个数组合并。</text:span></text:p>
      <text:h text:style-name="P6" text:outline-level="2">分析</text:h>
      <text:p text:style-name="P2"><text:span text:style-name="T11">可以转化为一个更宽泛的问题：有两个已排序的数组</text:span><text:span text:style-name="T12">nums1和nums2，求合并后的第k小的数</text:span><text:span text:style-name="T13">（如果合并后长度为偶数，则求第k和k+1小的数的平均值）。在本问题中，</text:span><text:span text:style-name="T14">k值为(m+n)/2。为了简化，以下解法只查找第k小的数。</text:span></text:p>
      <text:h text:style-name="P6" text:outline-level="2">解法1</text:h>
      <text:p text:style-name="P1"><text:span text:style-name="T3">类似归并排序的合并过程。不断比较</text:span><text:span text:style-name="T4">nums1和nums2开头的数，并将较小的一个抛弃，直到第</text:span><text:span text:style-name="T5">k个数。复杂度</text:span><text:span text:style-name="T6">O(m+n)</text:span></text:p>
      <text:h text:style-name="P6" text:outline-level="2">解法2</text:h>
      <text:p text:style-name="P1"><text:span text:style-name="T7">假定k为偶数。将</text:span><text:span text:style-name="T8">nums1中k/2小的数</text:span><text:span text:style-name="T9">a</text:span><text:span text:style-name="T8">与nums2中k/2小的数</text:span><text:span text:style-name="T9">b</text:span><text:span text:style-name="T8">进行比较。若</text:span><text:span text:style-name="T10">a &lt; b，nums1中的前k/2个数就可以丢弃。</text:span></text:p>
      <text:p text:style-name="P4">在例1中，k = (2+<text:span text:style-name="T15">1</text:span>）/2 +１＝<text:span text:style-name="T16">2, k/2 = 1. 比较nums1[k/2 – 1]与nums2[k/2 – 1]可知，前者比较小，丢弃nums1[0]到nums1[k/2 – 1]的数，剩下nums1: [3]和nums2: [2]，此时k = 2 – 1 = 1。当k = 1时，选择两个数组开头较小的数字，所以median = 2。</text:span></text:p>
      <text:p text:style-name="P4">为什么可以丢弃<text:span text:style-name="T17">nums1[0]到nums1[k/2 – 1]</text:span>？</text:p>
      <text:p text:style-name="P4">Assume that the number of elements in A and B are both larger than k/2, and if we compare the k/2-th smallest element in A(i.e. A[k/2-1]) and the k-th smallest element in B(i.e. B[k/2 - 1]), there are three results:<text:line-break/>(Becasue k can be odd or even number, so we assume k is even <text:soft-page-break/>number here for simplicy. The following is also true when k is an odd number.)<text:line-break/>A[k/2-1] = B[k/2-1]<text:line-break/>A[k/2-1] &gt; B[k/2-1]<text:line-break/>A[k/2-1] &lt; B[k/2-1]<text:line-break/>if A[k/2-1] &lt; B[k/2-1], that means all the elements from A[0] to A[k/2-1](i.e. the k/2 smallest elements in A) are in the range of k smallest elements in the union of A and B. Or, in the other word, A[k/2 - 1] can never be larger than the k-th smalleset element in the union of A and B.<text:line-break/><text:line-break/>Why?<text:line-break/>We can use a proof by contradiction. Since A[k/2 - 1] is larger than the k-th smallest element in the union of A and B, then we assume it is the (k+1)-th smallest one. Since it is smaller than B[k/2 - 1], then B[k/2 - 1] should be at least the (k+2)-th smallest one. So there are at most (k/2-1) elements smaller than A[k/2-1] in A, and at most (k/2 - 1) elements smaller than A[k/2-1] in B.So the total number is k/2+k/2-2, which, no matter when k is odd or even, is surly smaller than k(since A[k/2-1] is the (k+1)-th smallest element). So A[k/2-1] can never larger than the k-th smallest element in the union of A and B if A[k/2-1]&lt;B[k/2-1];<text:line-break/>Since there is such an important conclusion, we can safely drop the first k/2 element in A, which are definitaly smaller than k-th element in the union of A and B. This is also true for the A[k/2-1] &gt; B[k/2-1] condition, which we should drop the elements in B.<text:line-break/>When A[k/2-1] = B[k/2-1], then we have found the k-th smallest element, that is the equal element, we can call it m. There are each (k/2-1) numbers smaller than m in A and B, so m must be the k-th smallest number. So we can call a function recursively, when A[k/2-1] &lt; B[k/2-1], we drop the elements in A, else we drop the elements in B.<text:line-break/><text:line-break/><text:line-break/>We should also consider the edge case, that is, when should we stop?<text:line-break/>1. When A or B is empty, we return B[k-1]( or A[k-1]), respectively;<text:line-break/>2. When k is 1(when A and B are both not empty), we return the smaller one of A[0] and B[0]<text:line-break/>3. When A[k/2-1] = B[k/2-1], we should return one of them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pitch="variable"/>
    <style:font-face style:name="文泉驿等宽微米黑" svg:font-family="文泉驿等宽微米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7S</meta:editing-duration>
    <meta:editing-cycles>64</meta:editing-cycles>
    <meta:generator>LibreOffice/5.1.4.2$Linux_X86_64 LibreOffice_project/10m0$Build-2</meta:generator>
    <dc:date>2017-01-10T18:10:47.391841060</dc:date>
    <meta:document-statistic meta:table-count="0" meta:image-count="0" meta:object-count="0" meta:page-count="2" meta:paragraph-count="22" meta:word-count="883" meta:character-count="3093" meta:non-whitespace-character-count="2577"/>
    <meta:user-defined meta:name="Info 1"/>
    <meta:user-defined meta:name="Info 2"/>
    <meta:user-defined meta:name="Info 3"/>
    <meta:user-defined meta:name="Info 4"/>
  </office:meta>
</office:document-meta>
</file>